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68650000218F0617DC4E.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2cm" table:align="margins" style:shadow="none"/>
    </style:style>
    <style:style style:name="Tableau1.A" style:family="table-column">
      <style:table-column-properties style:column-width="5.653cm" style:rel-column-width="3205*"/>
    </style:style>
    <style:style style:name="Tableau1.C" style:family="table-column">
      <style:table-column-properties style:column-width="5.655cm" style:rel-column-width="3206*"/>
    </style:style>
    <style:style style:name="Tableau1.1" style:family="table-row">
      <style:table-row-properties style:min-row-height="2cm"/>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transparent" fo:padding="0.097cm" fo:border="0.05pt solid #000000">
        <style:background-image/>
      </style:table-cell-properties>
    </style:style>
    <style:style style:name="Tableau1.A2" style:family="table-cell">
      <style:table-cell-properties fo:background-color="transparent" fo:padding="0.097cm" fo:border-left="0.05pt solid #000000" fo:border-right="none" fo:border-top="none" fo:border-bottom="0.05pt solid #000000">
        <style:background-image/>
      </style:table-cell-properties>
    </style:style>
    <style:style style:name="Tableau1.C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4" style:family="table-cell">
      <style:table-cell-properties fo:padding="0.097cm" fo:border="0.05pt solid #000000"/>
    </style:style>
    <style:style style:name="Tableau1.C4" style:family="table-cell">
      <style:table-cell-properties fo:background-color="#999999" fo:padding="0.097cm" fo:border="0.05pt solid #000000">
        <style:background-image/>
      </style:table-cell-properties>
    </style:style>
    <style:style style:name="Tableau1.A5" style:family="table-cell">
      <style:table-cell-properties style:vertical-align="middle" fo:background-color="#808080" fo:padding="0.097cm" fo:border-left="0.05pt solid #000000" fo:border-right="0.05pt solid #000000" fo:border-top="none" fo:border-bottom="0.05pt solid #000000">
        <style:background-image/>
      </style:table-cell-properties>
    </style:style>
    <style:style style:name="Tableau1.B5" style:family="table-cell">
      <style:table-cell-properties fo:background-color="#ffffff" fo:padding="0.097cm" fo:border-left="0.05pt solid #000000" fo:border-right="none" fo:border-top="none" fo:border-bottom="0.05pt solid #000000">
        <style:background-image/>
      </style:table-cell-properties>
    </style:style>
    <style:style style:name="Tableau1.C5"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style:font-size-asian="8pt" style:font-size-complex="8pt"/>
    </style:style>
    <style:style style:name="P2" style:family="paragraph" style:parent-style-name="Table_20_Contents">
      <style:paragraph-properties fo:margin-top="0cm" fo:margin-bottom="0cm" style:contextual-spacing="false" fo:text-align="justify" style:justify-single-word="false" fo:background-color="transparent" style:text-autospace="none">
        <style:background-image/>
      </style:paragraph-properties>
      <style:text-properties style:font-name="Calibri" fo:font-size="11pt" officeooo:paragraph-rsid="002367eb" style:font-size-asian="11pt" style:font-size-complex="11pt"/>
    </style:style>
    <style:style style:name="P3" style:family="paragraph" style:parent-style-name="Standard">
      <style:paragraph-properties fo:margin-top="0cm" fo:margin-bottom="0cm" style:contextual-spacing="false"/>
      <style:text-properties fo:font-size="11pt" style:font-size-asian="11pt" style:font-size-complex="11pt"/>
    </style:style>
    <style:style style:name="P4" style:family="paragraph" style:parent-style-name="Standard">
      <style:paragraph-properties fo:margin-top="0cm" fo:margin-bottom="0cm" style:contextual-spacing="false"/>
      <style:text-properties fo:font-size="11pt" officeooo:rsid="003581a8" style:font-size-asian="11pt" style:font-size-complex="11pt"/>
    </style:style>
    <style:style style:name="P5"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4340c1" officeooo:paragraph-rsid="004c1697" style:font-name-asian="Calibri-Bold" style:font-size-asian="11pt" style:font-style-asian="normal" style:font-weight-asian="normal" style:font-name-complex="Calibri-Bold" style:font-size-complex="11pt" style:font-style-complex="normal" style:font-weight-complex="normal"/>
    </style:style>
    <style:style style:name="P6" style:family="paragraph" style:parent-style-name="Standard">
      <style:paragraph-properties fo:margin-top="0cm" fo:margin-bottom="0cm" style:contextual-spacing="false" fo:text-align="justify" style:justify-single-word="false">
        <style:tab-stops>
          <style:tab-stop style:position="2.223cm"/>
        </style:tab-stops>
      </style:paragraph-properties>
      <style:text-properties fo:color="#000000" style:font-name="Calibri" fo:font-size="11pt" fo:font-style="normal" style:text-underline-style="none" fo:font-weight="normal" officeooo:rsid="005bea1b" officeooo:paragraph-rsid="004affc7" style:font-name-asian="Calibri-Bold" style:font-size-asian="11pt" style:font-style-asian="normal" style:font-weight-asian="normal" style:font-name-complex="Calibri-Bold" style:font-size-complex="11pt" style:font-style-complex="normal" style:font-weight-complex="normal"/>
    </style:style>
    <style:style style:name="P7"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34314" officeooo:paragraph-rsid="004affc7" style:font-name-asian="Calibri-Bold" style:font-size-asian="11pt" style:font-style-asian="normal" style:font-weight-asian="normal" style:font-name-complex="Calibri-Bold" style:font-size-complex="11pt" style:font-style-complex="normal" style:font-weight-complex="normal"/>
    </style:style>
    <style:style style:name="P8"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97a63" officeooo:paragraph-rsid="004affc7" style:font-name-asian="Calibri-Bold" style:font-size-asian="11pt" style:font-style-asian="normal" style:font-weight-asian="normal" style:font-name-complex="Calibri-Bold" style:font-size-complex="11pt" style:font-style-complex="normal" style:font-weight-complex="normal"/>
    </style:style>
    <style:style style:name="P9" style:family="paragraph" style:parent-style-name="Standard">
      <style:paragraph-properties fo:margin-top="0cm" fo:margin-bottom="0cm" style:contextual-spacing="false" fo:text-align="justify" style:justify-single-word="false">
        <style:tab-stops>
          <style:tab-stop style:position="2.328cm"/>
        </style:tab-stops>
      </style:paragraph-properties>
      <style:text-properties fo:color="#000000" style:font-name="Calibri" fo:font-size="11pt" fo:font-style="normal" style:text-underline-style="none" fo:font-weight="normal" officeooo:rsid="00597a63" officeooo:paragraph-rsid="004affc7" style:font-name-asian="Calibri-Bold" style:font-size-asian="11pt" style:font-style-asian="normal" style:font-weight-asian="normal" style:font-name-complex="Calibri-Bold" style:font-size-complex="11pt" style:font-style-complex="normal" style:font-weight-complex="normal"/>
    </style:style>
    <style:style style:name="P10" style:family="paragraph" style:parent-style-name="Standard">
      <style:paragraph-properties fo:margin-top="0cm" fo:margin-bottom="0cm" style:contextual-spacing="false" fo:text-align="justify" style:justify-single-word="false">
        <style:tab-stops>
          <style:tab-stop style:position="2.223cm"/>
        </style:tab-stops>
      </style:paragraph-properties>
      <style:text-properties fo:color="#000000" style:font-name="Calibri" fo:font-size="11pt" fo:font-style="normal" style:text-underline-style="none" fo:font-weight="normal" officeooo:rsid="00597a63" officeooo:paragraph-rsid="004affc7" style:font-name-asian="Calibri-Bold" style:font-size-asian="11pt" style:font-style-asian="normal" style:font-weight-asian="normal" style:font-name-complex="Calibri-Bold" style:font-size-complex="11pt" style:font-style-complex="normal" style:font-weight-complex="normal"/>
    </style:style>
    <style:style style:name="P11" style:family="paragraph" style:parent-style-name="Standard">
      <style:paragraph-properties fo:margin-top="0cm" fo:margin-bottom="0cm" style:contextual-spacing="false" fo:text-align="justify" style:justify-single-word="false">
        <style:tab-stops>
          <style:tab-stop style:position="2.223cm"/>
        </style:tab-stops>
      </style:paragraph-properties>
      <style:text-properties fo:color="#000000" style:font-name="Calibri" fo:font-size="11pt" fo:font-style="normal" style:text-underline-style="none" fo:font-weight="normal" officeooo:rsid="005a544d" officeooo:paragraph-rsid="004affc7" style:font-name-asian="Calibri-Bold" style:font-size-asian="11pt" style:font-style-asian="normal" style:font-weight-asian="normal" style:font-name-complex="Calibri-Bold" style:font-size-complex="11pt" style:font-style-complex="normal" style:font-weight-complex="normal"/>
    </style:style>
    <style:style style:name="P12"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155bd" officeooo:paragraph-rsid="004c1697" style:font-name-asian="Calibri-Bold" style:font-size-asian="11pt" style:font-style-asian="normal" style:font-weight-asian="normal" style:font-name-complex="Calibri-Bold" style:font-size-complex="11pt" style:font-style-complex="normal" style:font-weight-complex="normal"/>
    </style:style>
    <style:style style:name="P13"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bold" officeooo:rsid="00597a63" officeooo:paragraph-rsid="004affc7" style:font-name-asian="Calibri-Bold" style:font-size-asian="11pt" style:font-style-asian="normal" style:font-weight-asian="bold" style:font-name-complex="Calibri-Bold" style:font-size-complex="11pt" style:font-style-complex="normal" style:font-weight-complex="bold"/>
    </style:style>
    <style:style style:name="P14" style:family="paragraph" style:parent-style-name="Standard">
      <style:paragraph-properties fo:margin-top="0cm" fo:margin-bottom="0cm" style:contextual-spacing="false" fo:text-align="justify" style:justify-single-word="false">
        <style:tab-stops>
          <style:tab-stop style:position="2.223cm"/>
        </style:tab-stops>
      </style:paragraph-properties>
      <style:text-properties fo:color="#000000" style:font-name="Calibri" fo:font-size="11pt" fo:font-style="normal" style:text-underline-style="none" fo:font-weight="bold" officeooo:rsid="005a544d" officeooo:paragraph-rsid="004affc7" style:font-name-asian="Calibri-Bold" style:font-size-asian="11pt" style:font-style-asian="normal" style:font-weight-asian="bold" style:font-name-complex="Calibri-Bold" style:font-size-complex="11pt" style:font-style-complex="normal" style:font-weight-complex="bold"/>
    </style:style>
    <style:style style:name="P15" style:family="paragraph" style:parent-style-name="Table_20_Contents">
      <style:paragraph-properties fo:text-align="justify" style:justify-single-word="false"/>
      <style:text-properties style:font-name="Calibri" fo:font-size="11pt" style:font-size-asian="11pt" style:font-size-complex="11pt"/>
    </style:style>
    <style:style style:name="P16" style:family="paragraph" style:parent-style-name="Table_20_Contents">
      <style:paragraph-properties fo:text-align="justify" style:justify-single-word="false"/>
      <style:text-properties style:font-name="Calibri" fo:font-size="11pt" fo:font-weight="bold" style:font-size-asian="11pt" style:font-weight-asian="bold" style:font-size-complex="11pt" style:font-weight-complex="bold"/>
    </style:style>
    <style:style style:name="P17" style:family="paragraph" style:parent-style-name="Table_20_Contents">
      <style:paragraph-properties fo:text-align="justify" style:justify-single-word="false" fo:background-color="transparent">
        <style:background-image/>
      </style:paragraph-properties>
      <style:text-properties style:font-name="Calibri" fo:font-size="11pt" style:font-size-asian="11pt" style:font-size-complex="11pt"/>
    </style:style>
    <style:style style:name="P18" style:family="paragraph" style:parent-style-name="Table_20_Contents">
      <style:paragraph-properties fo:text-align="start" style:justify-single-word="false" fo:background-color="transparent">
        <style:background-image/>
      </style:paragraph-properties>
      <style:text-properties style:font-name="Calibri" fo:font-size="11pt" fo:font-weight="bold" style:font-size-asian="11pt" style:font-weight-asian="bold" style:font-size-complex="11pt" style:font-weight-complex="bold"/>
    </style:style>
    <style:style style:name="P19" style:family="paragraph" style:parent-style-name="Table_20_Contents">
      <style:paragraph-properties fo:text-align="justify" style:justify-single-word="false" fo:background-color="transparent">
        <style:background-image/>
      </style:paragraph-properties>
      <style:text-properties style:font-name="Calibri" fo:font-size="11pt" fo:font-weight="bold" style:font-size-asian="11pt" style:font-weight-asian="bold" style:font-size-complex="11pt" style:font-weight-complex="bold"/>
    </style:style>
    <style:style style:name="P20" style:family="paragraph" style:parent-style-name="Standard">
      <style:paragraph-properties fo:margin-left="0cm" fo:margin-right="0cm" fo:text-align="justify" style:justify-single-word="false" fo:text-indent="0cm" style:auto-text-indent="false">
        <style:tab-stops>
          <style:tab-stop style:position="1.826cm"/>
        </style:tab-stops>
      </style:paragraph-properties>
      <style:text-properties fo:color="#000000" style:font-name="Calibri" fo:font-size="11pt" style:font-size-asian="11pt" style:font-size-complex="11pt"/>
    </style:style>
    <style:style style:name="P21" style:family="paragraph" style:parent-style-name="Standard">
      <style:paragraph-properties fo:margin-left="0cm" fo:margin-right="0cm" fo:text-align="justify" style:justify-single-word="false" fo:text-indent="0cm" style:auto-text-indent="false"/>
      <style:text-properties fo:color="#000000" style:font-name="Calibri" fo:font-size="11pt" fo:font-weight="normal" style:font-size-asian="11pt" style:font-weight-asian="normal" style:font-size-complex="11pt" style:font-weight-complex="normal"/>
    </style:style>
    <style:style style:name="P22"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826cm"/>
        </style:tab-stops>
      </style:paragraph-properties>
      <style:text-properties fo:color="#000000" style:font-name="Calibri" fo:font-size="11pt" officeooo:paragraph-rsid="004a4d8c" style:font-size-asian="11pt" style:font-size-complex="11pt"/>
    </style:style>
    <style:style style:name="P23" style:family="paragraph" style:parent-style-name="Standard">
      <style:paragraph-properties fo:text-align="center" style:justify-single-word="false" fo:padding="0.049cm" fo:border="0.06pt solid #000000" style:shadow="none"/>
      <style:text-properties officeooo:paragraph-rsid="0020002a"/>
    </style:style>
    <style:style style:name="P24" style:family="paragraph" style:parent-style-name="Standard">
      <style:paragraph-properties fo:text-align="justify" style:justify-single-word="false"/>
      <style:text-properties fo:color="#000000" style:font-name="Calibri" fo:font-size="11pt" fo:font-weight="bold" style:font-size-asian="11pt" style:font-weight-asian="bold" style:font-size-complex="11pt" style:font-weight-complex="bold"/>
    </style:style>
    <style:style style:name="P25" style:family="paragraph" style:parent-style-name="Standard">
      <style:text-properties fo:font-size="11pt" style:font-size-asian="11pt" style:font-size-complex="11pt"/>
    </style:style>
    <style:style style:name="P26" style:family="paragraph" style:parent-style-name="Text_20_body">
      <style:text-properties officeooo:paragraph-rsid="004c1697"/>
    </style:style>
    <style:style style:name="P27" style:family="paragraph" style:parent-style-name="Standard">
      <style:text-properties fo:font-size="11pt" fo:font-weight="bold" style:font-size-asian="11pt" style:font-weight-asian="bold" style:font-size-complex="11pt" style:font-weight-complex="bold"/>
    </style:style>
    <style:style style:name="P28"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826cm"/>
        </style:tab-stops>
      </style:paragraph-properties>
      <style:text-properties fo:color="#000000" style:font-name="Calibri" fo:font-size="11pt" officeooo:rsid="003b0a00" officeooo:paragraph-rsid="004a4d8c" style:font-size-asian="11pt" style:font-size-complex="11pt"/>
    </style:style>
    <style:style style:name="P29" style:family="paragraph" style:parent-style-name="Standard">
      <style:paragraph-properties fo:margin-left="0cm" fo:margin-right="0cm" fo:text-align="justify" style:justify-single-word="false" fo:text-indent="0cm" style:auto-text-indent="false">
        <style:tab-stops>
          <style:tab-stop style:position="1.826cm"/>
        </style:tab-stops>
      </style:paragraph-properties>
      <style:text-properties fo:color="#000000" style:font-name="Calibri" fo:font-size="11pt" officeooo:rsid="004a4d8c" style:font-size-asian="11pt" style:font-size-complex="11pt"/>
    </style:style>
    <style:style style:name="P30" style:family="paragraph" style:parent-style-name="Standard" style:list-style-name="L1">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officeooo:rsid="004a4d8c" officeooo:paragraph-rsid="004a4d8c" style:font-name-asian="TTE1C28908t00" style:font-size-asian="11pt" style:font-style-asian="normal" style:font-weight-asian="normal" style:font-name-complex="TTE1C28908t00" style:font-size-complex="11pt" style:font-style-complex="normal" style:font-weight-complex="normal"/>
    </style:style>
    <style:style style:name="P31" style:family="paragraph" style:parent-style-name="Standard" style:list-style-name="L1">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32" style:family="paragraph" style:parent-style-name="Standard">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officeooo:rsid="003b0a00" style:font-name-asian="TTE1C28908t00" style:font-size-asian="11pt" style:font-style-asian="normal" style:font-weight-asian="normal" style:font-name-complex="TTE1C28908t00" style:font-size-complex="11pt" style:font-style-complex="normal" style:font-weight-complex="normal"/>
    </style:style>
    <style:style style:name="P33"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579a90" officeooo:paragraph-rsid="004c1697" style:font-name-asian="Calibri-Bold" style:font-size-asian="11pt" style:font-style-asian="normal" style:font-weight-asian="normal" style:font-name-complex="Calibri-Bold" style:font-size-complex="11pt" style:font-style-complex="normal" style:font-weight-complex="normal"/>
    </style:style>
    <style:style style:name="P34" style:family="paragraph" style:parent-style-name="Standard" style:list-style-name="L2">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97a63" officeooo:paragraph-rsid="004affc7" style:font-name-asian="Calibri-Bold" style:font-size-asian="11pt" style:font-style-asian="normal" style:font-weight-asian="normal" style:font-name-complex="Calibri-Bold" style:font-size-complex="11pt" style:font-style-complex="normal" style:font-weight-complex="normal"/>
    </style:style>
    <style:style style:name="P35" style:family="paragraph" style:parent-style-name="Standard">
      <style:paragraph-properties fo:margin-top="0cm" fo:margin-bottom="0cm" style:contextual-spacing="false" fo:text-align="justify" style:justify-single-word="false">
        <style:tab-stops>
          <style:tab-stop style:position="2.223cm"/>
        </style:tab-stops>
      </style:paragraph-properties>
      <style:text-properties fo:color="#000000" style:font-name="Calibri" fo:font-size="11pt" fo:font-style="normal" style:text-underline-style="none" fo:font-weight="normal" officeooo:rsid="004c1697" officeooo:paragraph-rsid="004c1697" style:font-name-asian="Calibri-Bold" style:font-size-asian="11pt" style:font-style-asian="normal" style:font-weight-asian="normal" style:font-name-complex="Calibri-Bold" style:font-size-complex="11pt" style:font-style-complex="normal" style:font-weight-complex="normal"/>
    </style:style>
    <style:style style:name="P36" style:family="paragraph" style:parent-style-name="Standard" style:list-style-name="L3">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4c1697" officeooo:paragraph-rsid="004c1697" style:font-name-asian="Calibri-Bold" style:font-size-asian="11pt" style:font-style-asian="normal" style:font-weight-asian="normal" style:font-name-complex="Calibri-Bold" style:font-size-complex="11pt" style:font-style-complex="normal" style:font-weight-complex="normal"/>
    </style:style>
    <style:style style:name="P37" style:family="paragraph" style:parent-style-name="Standard" style:list-style-name="L3">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4c1697" officeooo:paragraph-rsid="004ccddf" style:font-name-asian="Calibri-Bold" style:font-size-asian="11pt" style:font-style-asian="normal" style:font-weight-asian="normal" style:font-name-complex="Calibri-Bold" style:font-size-complex="11pt" style:font-style-complex="normal" style:font-weight-complex="normal"/>
    </style:style>
    <style:style style:name="P38"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4c1697" officeooo:paragraph-rsid="004c1697" style:font-name-asian="Calibri-Bold" style:font-size-asian="11pt" style:font-style-asian="normal" style:font-weight-asian="normal" style:font-name-complex="Calibri-Bold" style:font-size-complex="11pt" style:font-style-complex="normal" style:font-weight-complex="normal"/>
    </style:style>
    <style:style style:name="P39"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4a4d8c" officeooo:paragraph-rsid="004affc7" style:font-name-asian="Calibri-Bold" style:font-size-asian="11pt" style:font-style-asian="normal" style:font-weight-asian="normal" style:font-name-complex="Calibri-Bold" style:font-size-complex="11pt" style:font-style-complex="normal" style:font-weight-complex="normal"/>
    </style:style>
    <style:style style:name="P40"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bold" officeooo:rsid="004c1697" officeooo:paragraph-rsid="004c1697" style:font-name-asian="Calibri-Bold" style:font-size-asian="11pt" style:font-style-asian="normal" style:font-weight-asian="bold" style:font-name-complex="Calibri-Bold" style:font-size-complex="11pt" style:font-style-complex="normal" style:font-weight-complex="bold"/>
    </style:style>
    <style:style style:name="P41" style:family="paragraph" style:parent-style-name="Heading" style:master-page-name="Standard">
      <style:paragraph-properties fo:text-align="center" style:justify-single-word="false" style:page-number="auto" fo:padding="0.049cm" fo:border="0.06pt solid #000000" style:shadow="none"/>
      <style:text-properties fo:font-size="20pt" officeooo:paragraph-rsid="0020002a" style:font-size-asian="20pt" style:font-size-complex="20pt"/>
    </style:style>
    <style:style style:name="P42" style:family="paragraph" style:parent-style-name="Text_20_body">
      <style:text-properties fo:font-size="11pt" officeooo:rsid="004c1697" officeooo:paragraph-rsid="004c1697" style:font-size-asian="11pt" style:font-size-complex="11pt"/>
    </style:style>
    <style:style style:name="P43" style:family="paragraph" style:parent-style-name="Table_20_Contents">
      <style:paragraph-properties fo:text-align="justify" style:justify-single-word="false" fo:background-color="#999999">
        <style:background-image/>
      </style:paragraph-properties>
      <style:text-properties style:font-name="Calibri" fo:font-size="11pt" style:font-size-asian="11pt" style:font-size-complex="11pt"/>
    </style:style>
    <style:style style:name="P44" style:family="paragraph" style:parent-style-name="Table_20_Contents">
      <style:paragraph-properties fo:margin-top="0cm" fo:margin-bottom="0cm" style:contextual-spacing="false" fo:text-align="justify" style:justify-single-word="false" fo:background-color="transparent" style:text-autospace="none">
        <style:background-image/>
      </style:paragraph-properties>
      <style:text-properties style:font-name="Calibri" fo:font-size="11pt" officeooo:paragraph-rsid="002367eb" style:font-size-asian="11pt" style:font-size-complex="11pt"/>
    </style:style>
    <style:style style:name="P45" style:family="paragraph" style:parent-style-name="Table_20_Contents">
      <style:paragraph-properties fo:margin-top="0cm" fo:margin-bottom="0cm" style:contextual-spacing="false" fo:text-align="justify" style:justify-single-word="false" fo:background-color="#ffffff" style:text-autospace="none">
        <style:background-image/>
      </style:paragraph-properties>
      <style:text-properties style:font-name="Calibri" fo:font-size="11pt" officeooo:paragraph-rsid="002367eb" style:font-size-asian="11pt" style:font-size-complex="11pt"/>
    </style:style>
    <style:style style:name="P46" style:family="paragraph" style:parent-style-name="Table_20_Contents">
      <style:paragraph-properties fo:text-align="justify" style:justify-single-word="false" fo:background-color="transparent">
        <style:background-image/>
      </style:paragraph-properties>
      <style:text-properties style:font-name="Calibri" fo:font-size="11pt" style:font-size-asian="11pt" style:font-size-complex="11pt"/>
    </style:style>
    <style:style style:name="P47" style:family="paragraph" style:parent-style-name="Heading_20_1">
      <style:text-properties fo:font-size="11pt" officeooo:rsid="004a4d8c" officeooo:paragraph-rsid="004a4d8c" style:font-size-asian="11pt" style:font-size-complex="11pt"/>
    </style:style>
    <style:style style:name="P48" style:family="paragraph" style:parent-style-name="Heading_20_1">
      <style:text-properties fo:font-size="11pt" officeooo:rsid="004c1697" officeooo:paragraph-rsid="004c1697" style:font-size-asian="11pt" style:font-size-complex="11pt"/>
    </style:style>
    <style:style style:name="T1" style:family="text">
      <style:text-properties officeooo:rsid="004c1697"/>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officeooo:rsid="004a4d8c" style:font-weight-asian="normal" style:font-weight-complex="normal"/>
    </style:style>
    <style:style style:name="T5" style:family="text">
      <style:text-properties style:text-position="super 58%"/>
    </style:style>
    <style:style style:name="T6" style:family="text">
      <style:text-properties style:text-position="super 58%" officeooo:rsid="00579a90"/>
    </style:style>
    <style:style style:name="T7" style:family="text">
      <style:text-properties fo:font-weight="bold" style:font-weight-asian="bold" style:font-weight-complex="bold"/>
    </style:style>
    <style:style style:name="T8" style:family="text">
      <style:text-properties fo:font-weight="bold" officeooo:rsid="004a4d8c" style:font-weight-asian="bold" style:font-weight-complex="bold"/>
    </style:style>
    <style:style style:name="T9" style:family="text">
      <style:text-properties officeooo:rsid="001f2022"/>
    </style:style>
    <style:style style:name="T10" style:family="text">
      <style:text-properties officeooo:rsid="0024cef0"/>
    </style:style>
    <style:style style:name="T11" style:family="text">
      <style:text-properties fo:color="#000000" style:font-name="Calibri" fo:font-size="11pt" style:text-underline-style="none" fo:font-weight="normal" officeooo:rsid="005155bd" style:font-size-asian="11pt" style:font-weight-asian="normal" style:font-size-complex="11pt" style:font-weight-complex="normal"/>
    </style:style>
    <style:style style:name="T12" style:family="text">
      <style:text-properties fo:color="#000000" style:font-name="Calibri" fo:font-size="11pt" style:text-underline-style="none" fo:font-weight="normal" officeooo:rsid="004c1697" style:font-size-asian="11pt" style:font-weight-asian="normal" style:font-size-complex="11pt" style:font-weight-complex="normal"/>
    </style:style>
    <style:style style:name="T13" style:family="text">
      <style:text-properties officeooo:rsid="002ed2a3"/>
    </style:style>
    <style:style style:name="T14" style:family="text">
      <style:text-properties officeooo:rsid="00307b4e"/>
    </style:style>
    <style:style style:name="T15" style:family="text">
      <style:text-properties officeooo:rsid="003581a8"/>
    </style:style>
    <style:style style:name="T16" style:family="text">
      <style:text-properties officeooo:rsid="003a7427"/>
    </style:style>
    <style:style style:name="T17" style:family="text">
      <style:text-properties officeooo:rsid="003b0a00"/>
    </style:style>
    <style:style style:name="T18" style:family="text">
      <style:text-properties officeooo:rsid="004340c1"/>
    </style:style>
    <style:style style:name="T19" style:family="text">
      <style:text-properties officeooo:rsid="004a4d8c"/>
    </style:style>
    <style:style style:name="T20" style:family="text">
      <style:text-properties officeooo:rsid="00579a90"/>
    </style:style>
    <style:style style:name="T21" style:family="text">
      <style:text-properties officeooo:rsid="00597a63"/>
    </style:style>
    <style:style style:name="T22" style:family="text">
      <style:text-properties officeooo:rsid="005f87e0"/>
    </style:style>
    <style:style style:name="T23" style:family="text">
      <style:text-properties officeooo:rsid="005e1d7d"/>
    </style:style>
    <style:style style:name="T24" style:family="text">
      <style:text-properties fo:font-size="11pt" officeooo:rsid="004c1697" style:font-size-asian="11pt" style:font-size-complex="11pt"/>
    </style:style>
    <style:style style:name="T25" style:family="text">
      <style:text-properties officeooo:rsid="004ccd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COMPTE-RENDU DU CONSEIL MUNICIPAL DE LA COMMUNE DE MONTREUIL-EN-TOURAINE</text:p>
      <text:p text:style-name="P23"><text:span text:style-name="T7">Séance du </text:span><text:span text:style-name="T8">15 janvier 2015</text:span><text:tab/><text:tab/><text:tab/>D<text:span text:style-name="T7">ate de la convocation</text:span> :<text:span text:style-name="T3"> </text:span><text:span text:style-name="T4">10 janvier 2015</text:span></text:p>
      <text:p text:style-name="P27"/>
      <text:p text:style-name="P25"><text:span text:style-name="T7">Nombre de conseillers en exercice</text:span> : 15</text:p>
      <text:p text:style-name="P25"><text:span text:style-name="T7">Nombre de présents</text:span> : 1<text:span text:style-name="T19">2</text:span></text:p>
      <text:p text:style-name="P25"><text:span text:style-name="T7">Nombre d’exprimés</text:span> : 1<text:span text:style-name="T18">4</text:span></text:p>
      <text:p text:style-name="P21">L’an deux mil qu<text:span text:style-name="T19">inze</text:span> le <text:span text:style-name="T19">quinze janvier</text:span><text:span text:style-name="T18"> </text:span>à dix-<text:span text:style-name="T18">neuf</text:span><text:span text:style-name="T10"> </text:span><text:span text:style-name="T13">heures</text:span>, le Conseil Municipal de cette commune, régulièrement convoqué, s’est réuni au nombre prescrit par la loi, dans le lieu habituel de ses séances, sous la présidence de Monsieur Jean-Luc Padiolleau, Maire.</text:p>
      <text:p text:style-name="P20"><text:span text:style-name="T2">Présents</text:span> : M . Padiolleau Jean-Luc, M. Bigot Patrick, <text:span text:style-name="T18">Mme Morlec Chantal, </text:span><text:span text:style-name="T17">M. Adumeau Jean Claude, </text:span>M. Derogis Philippe, Mme Cambronne-Bobin Isabelle, Mme Cicutti Mireille, M. Galimant Christian,<text:span text:style-name="T17"> </text:span><text:span text:style-name="T19">M. Gratteau Cédric, </text:span><text:span text:style-name="T10">Mme Denis Isabelle , </text:span><text:span text:style-name="T14">Mme Roquin Michelle, M. Ménard Mathieu</text:span></text:p>
      <text:p text:style-name="P22"><text:span text:style-name="T2">Absents</text:span> : <text:span text:style-name="T18">Mme Bernier Marie </text:span><text:span text:style-name="T19">(pouvoir M. Padiolleau Jean-Luc)</text:span></text:p>
      <text:p text:style-name="P22"><text:span text:style-name="T18">M. Massue Jean-Emmanuel </text:span><text:span text:style-name="T19">(pouvoir Mme Bobin-Cambronne Isabelle) </text:span></text:p>
      <text:p text:style-name="P28">Mme Mauchien Shirley</text:p>
      <text:p text:style-name="P28"/>
      <text:p text:style-name="P20"><text:span text:style-name="T2">Secrétaire de séance</text:span> : <text:span text:style-name="T17">Mme </text:span><text:span text:style-name="T19">Roquin Michelle</text:span></text:p>
      <text:p text:style-name="P29"/>
      <text:p text:style-name="P24">Ordre du jour :</text:p>
      <text:list xml:id="list2958624951457903488" text:style-name="L1">
        <text:list-item>
          <text:list>
            <text:list-item>
              <text:p text:style-name="P30">Présentation du PLH</text:p>
            </text:list-item>
            <text:list-item>
              <text:p text:style-name="P30">Décision modificative <text:s/>budget communal</text:p>
            </text:list-item>
            <text:list-item>
              <text:p text:style-name="P31">Question<text:span text:style-name="T17">s </text:span>diverse<text:span text:style-name="T17">s</text:span></text:p>
            </text:list-item>
          </text:list>
        </text:list-item>
      </text:list>
      <text:p text:style-name="P32"/>
      <text:p text:style-name="P32"/>
      <text:h text:style-name="P47" text:outline-level="1">Présentation du Programme Local de l'Habitat</text:h>
      <text:p text:style-name="P5">Monsieur le Maire <text:span text:style-name="T19">présente M. EDELAIN de la CCVA et la société ASTYM en charge de </text:span><text:span text:style-name="T1">l'élaboration du PLH et venus présenter au conseil le projet. <text:s/></text:span></text:p>
      <text:p text:style-name="P33"/>
      <text:p text:style-name="P7"><text:span text:style-name="T20">Il est rappelé que ce document a été élaboré à l'échelle du nouveau territoire issu de la fusion, le 1</text:span><text:span text:style-name="T6">er</text:span><text:span text:style-name="T20"> janvier 2014, de la Communauté de Communes Val d'Amboise et de la Communauté de Communes des Deux Rives.</text:span></text:p>
      <text:p text:style-name="P7"><text:span text:style-name="T20">Ce document a été élaboré depuis </text:span><text:span text:style-name="T21">plusieurs mois en étroite collaboration avec les communes membres, ainsi que les partenaires institutionnels et acteurs de l'habitat du territoire. Il est composé :</text:span></text:p>
      <text:p text:style-name="P8"/>
      <text:list xml:id="list8967635227223614893" text:style-name="L2">
        <text:list-item>
          <text:p text:style-name="P34">d'un diagnostic</text:p>
        </text:list-item>
        <text:list-item>
          <text:p text:style-name="P34">d'un document d'orientations</text:p>
        </text:list-item>
        <text:list-item>
          <text:p text:style-name="P34">d'un programme d'actions.</text:p>
        </text:list-item>
      </text:list>
      <text:p text:style-name="P8"/>
      <text:p text:style-name="P8">A partir du diagnostic réalisé, le PLH présente les objectifs de production de logements, en particulier locatifs sociaux, à l'échelle communautaire et au niveau communal. Il définit également, pour les 6 prochaines années, 26 actions réparties en 4 axes :</text:p>
      <text:p text:style-name="P8"/>
      <text:p text:style-name="P8"/>
      <text:p text:style-name="P8"/>
      <text:p text:style-name="P13"><text:soft-page-break/>Axe 1 : Développer et diversifier l'offre de logement et d'hébergement pour répondre à des besoins spécifiques :</text:p>
      <text:p text:style-name="P9">Action n° 1 : Poursuivre le soutien au Foyer des Jeunes Travailleurs pour les jeunes apprenants en <text:tab/>alternance.</text:p>
      <text:p text:style-name="P10">Action n°2 : <text:tab/>Développer l'intermédiation locative pour les jeunes.</text:p>
      <text:p text:style-name="P10">Action n°3 : <text:tab/>Faciliter l'accès à l'hébergement et au logement des jeunes sans revenus.</text:p>
      <text:p text:style-name="P10">Action n°4 : <text:tab/>Etendre le service du « lien social » pour les personnes âgées dans les communes rurales.</text:p>
      <text:p text:style-name="P10">Action n°5 : <text:tab/>Favoriser la construction d'une structure d'hébergement temporaire pour les personnes <text:tab/>âgées.</text:p>
      <text:p text:style-name="P10">Action n°6 : <text:tab/>Accompagner le développement d'une offre intermédiaire ou alternative pour les personnes <text:tab/>âgées.</text:p>
      <text:p text:style-name="P10">Action n°7.1 :<text:tab/> Poursuivre le soutien aux logements d'urgence existants.</text:p>
      <text:p text:style-name="P11">Action n°7.2 : <text:tab/>Evaluer les besoins supplémentaires en logements d'urgence et hébergements temporaires.</text:p>
      <text:p text:style-name="P11">Action n°8 : <text:span text:style-name="T22"><text:tab/></text:span>Créer une aire d'accueil des Gens du Voyage</text:p>
      <text:p text:style-name="P11">Action n°9 : <text:tab/>identifier les besoins de sédentarisation des Gens du Voyage.</text:p>
      <text:p text:style-name="P11"/>
      <text:p text:style-name="P14">Axe 2 : Faciliter l'essor d'une mixité de l'offre résidentielle afin de contribuer au « vivre ensemble » :</text:p>
      <text:p text:style-name="P11">Action n°10 : <text:tab/>Guider et accompagner le développement du parc locatif social</text:p>
      <text:p text:style-name="P11">Action n°11 : <text:tab/>Mettre en œuvre une politique foncière ambitieuse pour les logements sociaux et /ou <text:tab/>innovants</text:p>
      <text:p text:style-name="P11">Action n°12 : <text:tab/>Valoriser l'image des opérations de logements locatifs sociaux.</text:p>
      <text:p text:style-name="P11">Action n)13 : <text:tab/>Concevoir un plan partenarial de gestion de la demande de logement social et d'information <text:tab/>des demandeurs.</text:p>
      <text:p text:style-name="P11">Action n°14 : <text:tab/>Mieux connaître les situations de non adaptation des logements locatifs sociaux par rapport à <text:tab/>leur occupation.</text:p>
      <text:p text:style-name="P11">Action n°15 : <text:tab/>Encourager l'accession sociale à la propriété.</text:p>
      <text:p text:style-name="P11">Action n°16 : <text:tab/>Mieux communiquer sur les dispositifs d'aides auprès des propriétaires bailleurs</text:p>
      <text:p text:style-name="P11"/>
      <text:p text:style-name="P14">Axe 3 : Poursuivre l'amélioration qualitative du parc privé et des logements locatifs sociaux :</text:p>
      <text:p text:style-name="P11">Action n°17 : <text:tab/>Réaliser une étude sur le parc de logements vacants.</text:p>
      <text:p text:style-name="P11">Action n°18 : Articuler les actions lo<text:span text:style-name="T23">c</text:span>ales de lutte contre le mal-logement avec les objectifs du Pôle <text:tab/>Départemental de Lutte contre l'Habitat Indigne.</text:p>
      <text:p text:style-name="P11">Action n°19 : <text:tab/>Poursuivre <text:s/>le Programme 1,2,3 CHEZ VOUS pour toutes les communes membres du Val <text:tab/>d'Amboise.</text:p>
      <text:p text:style-name="P11">Action n°22 : <text:tab/>Suivre les actions de rénovation du parc locatif social par la sensibilisation des locataires.</text:p>
      <text:p text:style-name="P11"/>
      <text:p text:style-name="P14">Axe 4 : Intégrer les bénéfices du développement durable dans la conduite et le suivi de la politique locale de l'habitat :</text:p>
      <text:p text:style-name="P11">Action n° 23 : <text:tab/>Contribuer à l'émergence et au développement de projets d'habitat participatif</text:p>
      <text:p text:style-name="P11">Action n°24 : <text:tab/>Elaborer un Plan Local d'Urbanisme Intercommunal</text:p>
      <text:p text:style-name="P11">Action n° 25 : <text:tab/>Former les élus locaux aux outils de l'urbanisme durable et opérationnel.</text:p>
      <text:p text:style-name="P11">Action n°26 : <text:tab/>Créer un Observatoire Local de l'Habitat.</text:p>
      <text:p text:style-name="P11"/>
      <text:p text:style-name="P6">Il est rappelé que ce premier arrêt de projet PLH fixe comme objectif la construction de <text:span text:style-name="T7">24 logements sur 6 ans sur le territoire communal dont 9 logements locatifs sociaux.</text:span></text:p>
      <text:p text:style-name="P6"/>
      <text:p text:style-name="P6">Les actions du PLH sont de différentes natures : soutien financier de la part de la CCVA, animation et coordination en matière d'habitat durable, avec notamment l'objectif de répondre aux besoins sociaux des habitants et des populations les plus fragiles du territoire et d'améliorer la qualité des logements.</text:p>
      <text:p text:style-name="P6"/>
      <text:p text:style-name="P6">Ce projet de PLH a été arrêté par le Conseil Communautaire du 11 décembre 2014. Selon la procédure de validation du PLH, le projet de PLH a été transmis pour avis aux communes membres de la CCVA et au Syndicat Mixte en charge du SCOT ABC , qui ont à se prononcer sous 2 mois à compter de la notification de la délibération.</text:p>
      <text:p text:style-name="P6"/>
      <text:p text:style-name="P6">Au vu des avis des conseils municipaux et du Syndicat Mixte en charge du SCOT ABC, un second arrêt de projet du PLH sera de nouveau soumis au Conseil Communautaire, puis transmis ensuite au Préfet de <text:soft-page-break/>Département. Celui-ci le transmettra pour avis au Comité Régional de l'Habitat et de l'Hébergement (CRHH) qui se prononcera sous 2 mois . En retour, l'avis du CRHH sera transmis au Préfet qui le transmettra à la Communauté de Communes.</text:p>
      <text:p text:style-name="P6">Ce projet de PLH, éventuellement modifié, sera de nouveau soumis au Conseil Communautaire pour adoption, puis transmis aux personnes morales associées à son élaboration.</text:p>
      <text:p text:style-name="P6"><text:s/></text:p>
      <text:p text:style-name="P6">Après cet exposé et après en avoir délibéré, le conseil municipal, à l'unanimité,</text:p>
      <text:p text:style-name="P6">Emet un avis favorable sur le projet de PLH élaboré par la Communauté de Communes du Val d'Amboise et confirme que les objectifs et la territorialisation des actions correspondent aux objectifs de développement et aux moyens de la Commune.</text:p>
      <text:p text:style-name="P35">Précise qu'il y a sur la commune 16 logements sociaux et non 13 tels que noté dans le PLH,</text:p>
      <text:p text:style-name="P35">Fait observer qu'il faudrait également veiller à concentrer le développement en zone industrielle afin d'éviter l'étalement sur les terres agricoles.</text:p>
      <text:p text:style-name="P39"/>
      <text:h text:style-name="P48" text:outline-level="1">Décision modificative budget communal n°6</text:h>
      <text:p text:style-name="P26"><text:span text:style-name="T24">Monsieur le Maire explique que la commune est dorénavant assujettie au </text:span><text:span text:style-name="T11">F</text:span><text:span text:style-name="T12">onds de </text:span><text:span text:style-name="T11">P</text:span><text:span text:style-name="T12">éréquation des </text:span><text:span text:style-name="T11">R</text:span><text:span text:style-name="T12">essources </text:span><text:span text:style-name="T11">I</text:span><text:span text:style-name="T12">ntercommunales et </text:span><text:span text:style-name="T11">C</text:span><text:span text:style-name="T12">ommunales</text:span><text:span text:style-name="T11"> </text:span><text:span text:style-name="T12">pour un montant de </text:span><text:span text:style-name="T11">1008€, </text:span><text:span text:style-name="T12">il convient par conséquent d'inscrire cette dépense au compte 73925</text:span><text:span text:style-name="T11">, et propose à l'assemblée la décision modificative suivante :</text:span></text:p>
      <text:p text:style-name="P42"/>
      <text:p text:style-name="P3"><draw:frame draw:style-name="fr1" draw:name="images2" text:anchor-type="paragraph" svg:x="-0.053cm" svg:y="-0.143cm" svg:width="17cm" svg:height="5.463cm" draw:z-index="0"><draw:image xlink:href="Pictures/20000009000068650000218F0617DC4E.svm" xlink:type="simple" xlink:show="embed" xlink:actuate="onLoad"/></draw:frame></text:p>
      <text:p text:style-name="P12">Le conseil municipal à l'unanimité approuve cette décision modificative.</text:p>
      <text:p text:style-name="P12"/>
      <text:p text:style-name="P12"/>
      <text:p text:style-name="P40">3 – Questions diverses</text:p>
      <text:list xml:id="list8127855628110445955" text:style-name="L3">
        <text:list-item>
          <text:p text:style-name="P36">Recensement de la population a débuté ce jour. Des gens du voyage se trouvent sur la commune il a été procédé à leur recensement : 7 caravanes – 3 personnes par caravane.</text:p>
        </text:list-item>
      </text:list>
      <text:p text:style-name="P38"/>
      <text:list xml:id="list29613407" text:continue-numbering="true" text:style-name="L3">
        <text:list-item>
          <text:p text:style-name="P36">Projet du commerce : le dossier est en cours , Pays Loire Touraine a baissé le montant de la subvention à 20 %.</text:p>
          <text:p text:style-name="P37"/>
        </text:list-item>
      </text:list>
      <text:p text:style-name="P38"/>
      <text:p text:style-name="P3">La séance est levée à 21h <text:span text:style-name="T25">2</text:span><text:span text:style-name="T15">5</text:span></text:p>
      <text:p text:style-name="P4"/>
      <text:p text:style-name="P4"/>
      <text:p text:style-name="P4"/>
      <text:p text:style-name="P4"/>
      <text:p text:style-name="P4"/>
      <text:p text:style-name="P4"/>
      <text:p text:style-name="P4"/>
      <text:p text:style-name="P4"/>
      <table:table table:name="Tableau1" table:style-name="Tableau1">
        <table:table-column table:style-name="Tableau1.A" table:number-columns-repeated="2"/>
        <table:table-column table:style-name="Tableau1.C"/>
        <text:soft-page-break/>
        <table:table-row table:style-name="Tableau1.1">
          <table:table-cell table:style-name="Tableau1.A1" office:value-type="string">
            <text:p text:style-name="P16">Jean-Luc Padiolleau – Maire</text:p>
            <text:p text:style-name="P16"/>
            <text:p text:style-name="P16"/>
          </table:table-cell>
          <table:table-cell table:style-name="Tableau1.A1" office:value-type="string">
            <text:p text:style-name="P16">Patrick Bigot – 1<text:span text:style-name="T5">er</text:span> Adjoint</text:p>
          </table:table-cell>
          <table:table-cell table:style-name="Tableau1.C1" office:value-type="string">
            <text:p text:style-name="P19">Chantal Morlec – 2ème Adjoint</text:p>
            <text:p text:style-name="P19"/>
            <text:p text:style-name="P19"/>
          </table:table-cell>
        </table:table-row>
        <table:table-row table:style-name="Tableau1.1">
          <table:table-cell table:style-name="Tableau1.A2" office:value-type="string">
            <text:p text:style-name="P18">Jean-Claude Adumeau – 3ème Adjoint</text:p>
            <text:p text:style-name="P18"/>
            <text:p text:style-name="P18"/>
          </table:table-cell>
          <table:table-cell table:style-name="Tableau1.A2" office:value-type="string">
            <text:p text:style-name="P16">Philippe Derogis – 4ème Adjoint</text:p>
          </table:table-cell>
          <table:table-cell table:style-name="Tableau1.C2" office:value-type="string">
            <text:p text:style-name="P43">Marie Bernier</text:p>
            <text:p text:style-name="P43"/>
            <text:p text:style-name="P43"/>
          </table:table-cell>
        </table:table-row>
        <table:table-row table:style-name="Tableau1.1">
          <table:table-cell table:style-name="Tableau1.A3" office:value-type="string">
            <text:p text:style-name="P15">Isabelle Cambronne-Bobin</text:p>
            <text:p text:style-name="P15"/>
            <text:p text:style-name="P15"/>
          </table:table-cell>
          <table:table-cell table:style-name="Tableau1.B3" office:value-type="string">
            <text:p text:style-name="P15">Mireille Cicutti</text:p>
          </table:table-cell>
          <table:table-cell table:style-name="Tableau1.C3" office:value-type="string">
            <text:p text:style-name="P17">Isabelle Denis</text:p>
            <text:p text:style-name="P17"/>
          </table:table-cell>
        </table:table-row>
        <table:table-row table:style-name="Tableau1.1">
          <table:table-cell table:style-name="Tableau1.A4" office:value-type="string">
            <text:p text:style-name="P15">Christian Galimant</text:p>
            <text:p text:style-name="P15"/>
          </table:table-cell>
          <table:table-cell table:style-name="Tableau1.A1" office:value-type="string">
            <text:p text:style-name="P17">Cédric Gratteau</text:p>
            <text:p text:style-name="P17"/>
            <text:p text:style-name="P17"/>
          </table:table-cell>
          <table:table-cell table:style-name="Tableau1.C4" office:value-type="string">
            <text:p text:style-name="P15">Jean-Emmanuel Massue</text:p>
          </table:table-cell>
        </table:table-row>
        <table:table-row table:style-name="Tableau1.1">
          <table:table-cell table:style-name="Tableau1.A5" office:value-type="string">
            <text:p text:style-name="P2">Shirley Mauchien</text:p>
            <text:p text:style-name="P17"/>
            <text:p text:style-name="P17"/>
            <text:p text:style-name="P17"/>
          </table:table-cell>
          <table:table-cell table:style-name="Tableau1.B5" office:value-type="string">
            <text:p text:style-name="P45"><text:span text:style-name="T9">M</text:span>athieu Ménard</text:p>
          </table:table-cell>
          <table:table-cell table:style-name="Tableau1.C5" office:value-type="string">
            <text:p text:style-name="P2">Michelle Roqui<text:span text:style-name="T16">n</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text-align="justify" style:justify-single-word="false" fo:text-indent="0cm" style:auto-text-indent="false" style:text-autospace="non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199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style:contextual-spacing="false"/>
      <style:text-properties style:font-name="Calibri"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style:font-size-asian="8pt" style:font-size-complex="8pt"/>
    </style:style>
    <style:style style:name="MT1" style:family="text">
      <style:text-properties officeooo:rsid="004c1697"/>
    </style:style>
    <style:page-layout style:name="Mpm1">
      <style:page-layout-properties fo:page-width="21.001cm" fo:page-height="29.7cm" style:num-format="1" style:print-orientation="portrait" fo:margin-top="1.05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Conseil municipal du <text:span text:style-name="MT1">15 janvier 2015</text:span><text:tab/>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5-02-16T09:43:39.70</dc:date>
    <meta:editing-duration>P6DT20H23M44S</meta:editing-duration>
    <meta:editing-cycles>313</meta:editing-cycles>
    <meta:generator>LibreOffice/4.0.0.3$Windows_x86 LibreOffice_project/7545bee9c2a0782548772a21bc84a9dcc583b89</meta:generator>
    <meta:print-date>2015-01-14T11:31:20.13</meta:print-date>
    <meta:document-statistic meta:table-count="1" meta:image-count="1" meta:object-count="0" meta:page-count="4" meta:paragraph-count="86" meta:word-count="1244" meta:character-count="7764" meta:non-whitespace-character-count="6567"/>
    <meta:user-defined meta:name="Info 1"/>
    <meta:user-defined meta:name="Info 2"/>
    <meta:user-defined meta:name="Info 3"/>
    <meta:user-defined meta:name="Info 4"/>
  </office:meta>
</office:document-meta>
</file>